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DejaVu Sans Mono" svg:font-family="'DejaVu Sans Mono'" style:font-family-generic="modern" style:font-pitch="fixed"/>
    <style:font-face style:name="Nimbus Mono L" svg:font-family="'Nimbus Mono L'"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font-name="Nimbus Mono L"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Nimbus Mono L"/>
    </style:style>
    <style:style style:name="T4" style:family="text">
      <style:text-properties style:font-name="Nimbus Mono L"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S1 Data File Format</text:p>
      <text:p text:style-name="Standard"/>
      <text:p text:style-name="Standard">Each PR System One data file has a well defined structure containing a sequence of one or more data blocks. Each block begins with a 15 byte header, any additional header data, an 8 bit header checksum, the data stream itself (in a not-so-well-defined structure), followed by a 16bit data integrity checksum. </text:p>
      <text:p text:style-name="Standard"/>
      <text:p text:style-name="Standard">The cycle repeats for each subsequence block, although only waveform data has been observed to contain multiple blocks.</text:p>
      <text:p text:style-name="Standard"/>
      <text:p text:style-name="Standard">The file's extension provides an extra indication of the type of data contained:</text:p>
      <text:p text:style-name="Standard"/>
      <text:p text:style-name="P1">Extension<text:tab/>Type</text:p>
      <text:p text:style-name="Standard">.001 <text:s text:c="2"/><text:tab/><text:tab/>Session Summary</text:p>
      <text:p text:style-name="Standard">.002<text:tab/><text:tab/>Event Data</text:p>
      <text:p text:style-name="Standard">.004<text:tab/><text:tab/>Overall Summary ???</text:p>
      <text:p text:style-name="Standard">.005<text:tab/><text:tab/>Waveform Data</text:p>
      <text:p text:style-name="Standard"/>
      <text:p text:style-name="Standard">The filename component minus the extension gives session sequence number. In most cases it would be better to use the internal values instead, but the are handy for quick lookup.</text:p>
      <text:p text:style-name="Standard"/>
      <text:p text:style-name="P1">Standard PRS1 Header Example:</text:p>
      <text:p text:style-name="Standard">[02] [48 0d] [00] [05] [00] [02] [1f 00 00 00] [15 ae 12 4e]</text:p>
      <text:p text:style-name="Standard"/>
      <text:p text:style-name="P1">Idx<text:tab/>Data<text:tab/><text:tab/>Type<text:tab/><text:tab/>Details</text:p>
      <text:p text:style-name="Standard">00 <text:tab/>[02] <text:tab/><text:tab/>8bit integer<text:tab/>DataFormatVersion</text:p>
      <text:p text:style-name="Standard">01<text:tab/>[48 0d] <text:tab/>16bit integer<text:tab/>BlockLength (in bytes, including header &amp; checksum values)</text:p>
      <text:p text:style-name="Standard">03<text:tab/>[00] <text:tab/><text:tab/>8bit integer<text:tab/>FileType (Defining additional header information)</text:p>
      <text:p text:style-name="Standard">04<text:tab/>[05] <text:tab/><text:tab/>8bit integer<text:tab/>Family</text:p>
      <text:p text:style-name="Standard">05<text:tab/>[00] <text:tab/><text:tab/>8bit integer<text:tab/>Family Version</text:p>
      <text:p text:style-name="Standard">06<text:tab/>[02] <text:tab/><text:tab/>8bit integer<text:tab/>File Extension</text:p>
      <text:p text:style-name="Standard">07<text:tab/>[1f 00 00 00] <text:tab/>32bit integer<text:tab/>Session Sequence Number</text:p>
      <text:p text:style-name="Standard">0b<text:tab/>[15 ae 12 4e]<text:tab/>32bit integer <text:tab/>TimeStamp (UNIX Epoch)</text:p>
      <text:p text:style-name="Standard"/>
      <text:p text:style-name="P1">Known FileType values</text:p>
      <text:p text:style-name="Standard">00 indicates no additional header data is needed. The standard header is just followed by the 8bit checksum at position 0x0f, which is additive sum of all header values up to this byte.</text:p>
      <text:p text:style-name="Standard">01 indicates waveform data storage.</text:p>
      <text:p text:style-name="Standard"/>
      <text:p text:style-name="P1">Waveform Data Header (.005 files)</text:p>
      <text:p text:style-name="Standard"/>
      <text:p text:style-name="P1">Idx<text:tab/>Data<text:tab/><text:tab/>Type<text:tab/><text:tab/>Details</text:p>
      <text:p text:style-name="Standard">0x0f <text:s/><text:tab/>[xx xx]<text:tab/><text:tab/>16bit integer<text:tab/>Number of seconds</text:p>
      <text:p text:style-name="Standard">0x11<text:tab/>[01]<text:tab/><text:tab/>8bit integer<text:tab/>Unknown</text:p>
      <text:p text:style-name="Standard">0x12<text:tab/>[xx xx]<text:tab/><text:tab/>16bit integer<text:tab/>Number of signals (nsig)</text:p>
      <text:p text:style-name="Standard"/>
      <text:p text:style-name="Standard">Followed by a list containing (nsig * 24bits) of data describing how each waveform data is stored:</text:p>
      <text:p text:style-name="Standard">0x13 <text:s text:c="3"/>[xx xx] <text:tab/><text:tab/>16bit integer <text:tab/>Sample interleave</text:p>
      <text:p text:style-name="Standard">0x15<text:tab/>[xx]<text:tab/><text:tab/>8bit integer<text:tab/>Sample format</text:p>
      <text:p text:style-name="Standard">.. repeats (nsig times)</text:p>
      <text:p text:style-name="Standard"/>
      <text:p text:style-name="Standard"><text:span text:style-name="T2">Important:</text:span> For some reason, this list is stored in <text:span text:style-name="T1">reverse </text:span>order.</text:p>
      <text:p text:style-name="Standard"/>
      <text:p text:style-name="Standard">Followed by the 8bit sum of all header information, stored at 0x16+(nsig*3)<text:tab/><text:tab/></text:p>
      <text:p text:style-name="Standard"/>
      <text:p text:style-name="P1">Calculating just the size of a blocks data area</text:p>
      <text:p text:style-name="Standard">DataSize <text:s/>= BlockLength – HeaderLength – Extra Header stuff – 1 byte header checksum – 2 byte block checksum</text:p>
      <text:p text:style-name="Standard"/>
      <text:p text:style-name="Standard">For summary &amp; event data, this translates to DataSize = BlockLength-18</text:p>
      <text:p text:style-name="Standard">For waveform data, this translates to DataSize = BlockLength-18-(nsig*3)</text:p>
      <text:p text:style-name="Standard"/>
      <text:p text:style-name="P1">Known Sample Formats</text:p>
      <text:p text:style-name="P2">00 <text:tab/>8bit Signed</text:p>
      <text:p text:style-name="P2">01<text:tab/>8bit Unsigned</text:p>
      <text:p text:style-name="P2"/>
      <text:p text:style-name="P1">Waveform Data Structure</text:p>
      <text:p text:style-name="P2">If only one waveform is present (indicated by number of signals == 1), this simply contains DataSize/SampleSize samples for this block in order.</text:p>
      <text:p text:style-name="P2"/>
      <text:p text:style-name="Standard">If more than one waveform is present, the data is multiplexed together in small groups of samples, <text:s/>the size of which is determined by the interleave value and sample type stored in the header.</text:p>
      <text:p text:style-name="Standard"/>
      <text:p text:style-name="Standard">Only 8 bit samples have been observed, but I feel it's safe to assume the interleave counts samples and not bytes. Different sample types can be interleaved together, and may therefore be different sizes.</text:p>
      <text:p text:style-name="P1"/>
      <text:p text:style-name="Standard"><text:span text:style-name="T2">Note: </text:span>Interleaved data is stored in the opposite order to the list data defined in the waveform header component.</text:p>
      <text:p text:style-name="Standard"/>
      <text:p text:style-name="Standard">Example, Two multiplexed waveforms, one with an interleave of 5, sample type 0, and the other has an interleave of 5, sample type 1</text:p>
      <text:p text:style-name="Standard"/>
      <text:p text:style-name="P1">Byte <text:tab/>Value <text:tab/>Waveform</text:p>
      <text:p text:style-name="Standard">0x00 <text:tab/>44 <text:tab/>1 <text:tab/><text:tab/>(Starting from the first byte in the data block)</text:p>
      <text:p text:style-name="Standard">0x01 <text:tab/>45 <text:tab/>1</text:p>
      <text:p text:style-name="Standard">0x02 <text:tab/>46 <text:tab/>1</text:p>
      <text:p text:style-name="Standard">0x03 <text:tab/>48 <text:tab/>1</text:p>
      <text:p text:style-name="Standard">0x04 <text:tab/>50 <text:tab/>1</text:p>
      <text:p text:style-name="Standard">0x05 <text:tab/>00 <text:tab/>2</text:p>
      <text:p text:style-name="Standard">0x06 <text:tab/>01 <text:tab/>2</text:p>
      <text:p text:style-name="Standard">0x07 <text:tab/>02 <text:tab/>2</text:p>
      <text:p text:style-name="Standard">0x08 <text:tab/>03 <text:tab/>2</text:p>
      <text:p text:style-name="Standard">0x09 <text:tab/>04 <text:tab/>2</text:p>
      <text:p text:style-name="Standard">0x0a <text:tab/>55 <text:tab/>1</text:p>
      <text:p text:style-name="Standard">0x0b <text:tab/>55 <text:tab/>1</text:p>
      <text:p text:style-name="Standard">0x0c <text:tab/>55 <text:tab/>1</text:p>
      <text:p text:style-name="Standard">0x0d <text:tab/>55 <text:tab/>1</text:p>
      <text:p text:style-name="Standard">0x0e <text:tab/>55 <text:tab/>1</text:p>
      <text:p text:style-name="Standard">0x0f <text:tab/>05 <text:tab/>2</text:p>
      <text:p text:style-name="Standard">... and so on..</text:p>
      <text:p text:style-name="Standard"/>
      <text:p text:style-name="Standard">Interleaving repeats for the remainder of the DataSize</text:p>
      <text:p text:style-name="Standard"/>
      <text:p text:style-name="P1">Event Data Format (.002 files)</text:p>
      <text:p text:style-name="P2"/>
      <text:p text:style-name="P2">Event data is stored after the standard header in time-delta format.</text:p>
      <text:p text:style-name="P2"/>
      <text:p text:style-name="P2">Each event is represented by an 8bit code, <text:s/>and generally followed by 16bits worth of delta offset values, and zero or more data fields of varying byte lengths, determined by the event code.. </text:p>
      <text:p text:style-name="P2">(I say generally because occasionally events have a short form based on the content.)</text:p>
      <text:p text:style-name="P2"/>
      <text:p text:style-name="P2">The schema describing this information is not stored with the event data, so understanding of the DataFormat, Family &amp; Family Version fields is needed to interpret this file correctly.</text:p>
      <text:p text:style-name="P2"/>
      <text:p text:style-name="P2">System One ASV Data (family 5)for instance, uses completely different codes than a System One Remstar Auto (family 0)</text:p>
      <text:p text:style-name="P2">ASV does not contain RERA (or at least according to Philips Respironics Encore software, you'd think their top of the line machine would have this if it wasn't a bullshite figure to begin with.)</text:p>
      <text:p text:style-name="P2"/>
      <text:p text:style-name="P1">Family 0 Codes </text:p>
      <text:p text:style-name="P1">Code<text:tab/>Name<text:tab/><text:tab/>Delta<text:tab/>Data Fields<text:tab/><text:tab/><text:tab/>Notes</text:p>
      <text:p text:style-name="P2">0x01<text:tab/>Unknown<text:tab/>[xx xx] No data records</text:p>
      <text:p text:style-name="P2">0x02<text:tab/>Pressure<text:tab/>[xx xx] Pressure=[xx] <text:tab/><text:tab/><text:tab/>Divide pressure value by 10</text:p>
      <text:p text:style-name="P2">0x03<text:tab/>BIPAP Press.<text:tab/>[xx xx] EPAP=[xx] <text:s/>IPAP=[xx] <text:tab/>Divide pressure values by 10</text:p>
      <text:p text:style-name="P2">0x04<text:tab/>PressurePulse<text:tab/>[xx xx] Unknown=[xx] </text:p>
      <text:p text:style-name="P2">0x05<text:tab/>RERA<text:tab/><text:tab/>[xx xx] Offset=[xx]</text:p>
      <text:p text:style-name="P2">0x06<text:tab/>Obstructive<text:tab/>[xx xx] Offset=[xx]</text:p>
      <text:p text:style-name="P2">0x07<text:tab/>ClearAirway<text:tab/>[xx xx] Offset=[xx]</text:p>
      <text:p text:style-name="P2">0x0a <text:tab/>Hypopnea<text:tab/>[xx xx] Offset=[xx]</text:p>
      <text:p text:style-name="P2">0x0c<text:tab/>FlowLimitation [xx xx] Offset=[xx]</text:p>
      <text:p text:style-name="P2">0x0d<text:tab/>Vsnore<text:tab/><text:tab/>[xx xx] No data records</text:p>
      <text:p text:style-name="P2">0x0e <text:tab/>Unknown<text:tab/>[xx xx] [xx] [xx] [xx]<text:tab/><text:tab/><text:tab/>Unknown purpose</text:p>
      <text:p text:style-name="P2">0x0f<text:tab/>CSR/PB<text:tab/>[xx xx] Duration=[xx xx] Offset=[xx]<text:tab/></text:p>
      <text:p text:style-name="P2">0x11<text:tab/>GraphData<text:tab/>[xx xx] Leak=[xx] Snore=[xx]</text:p>
      <text:p text:style-name="P2">0x12 <text:tab/>Summary?<text:tab/>?????<text:tab/>[xx] [xx] [xx] [xx]</text:p>
      <text:p text:style-name="P2"/>
      <text:p text:style-name="P1">Family 5 Codes (ASV)</text:p>
      <text:p text:style-name="P1">Code<text:tab/>Name<text:tab/><text:tab/>Delta<text:tab/>Data Fields<text:tab/><text:tab/><text:tab/>Notes</text:p>
      <text:p text:style-name="P2">0x00 <text:tab/>Unknown<text:tab/>Variable length.. Freaking weird. Read all the zeros in sequence, and then one more value.</text:p>
      <text:p text:style-name="P2">0x02<text:tab/>Pressure<text:tab/>[xx xx] Pressure=[xx]<text:tab/><text:tab/><text:tab/>Divide pressure value by 10</text:p>
      <text:p text:style-name="P2">0x04<text:tab/>PressurePulse?<text:tab/>[xx xx] ?? = [xx]<text:tab/><text:tab/><text:tab/>This data looks like pressure pulse.</text:p>
      <text:p text:style-name="P2">0x05<text:tab/>Obstructive<text:tab/>[xx xx] Offset=[xx]</text:p>
      <text:p text:style-name="P2">0x06<text:tab/>ClearAirway<text:tab/>[xx xx] Offset=[xx]</text:p>
      <text:p text:style-name="P2">0x07 <text:tab/>Hypopnea<text:tab/>[xx xx] Offset=[xx]</text:p>
      <text:p text:style-name="P2">0x09<text:tab/>FlowLimitation [xx xx] Offset=[xx]</text:p>
      <text:p text:style-name="P2">0x0b<text:tab/>CSR/PB<text:tab/>[xx xx] Duration=[xx xx] Offset=[xx]<text:tab/>Multiply Duration by 2</text:p>
      <text:p text:style-name="P2">0x0d<text:tab/>GraphData<text:tab/>[xx xx] [xx xx xx xx xx xx xx xx xx xx]<text:tab/>These 10 bytes are broken down further into graph data</text:p>
      <text:p text:style-name="Standard">0x0e <text:s/><text:tab/>Unknown<text:tab/>[xx xx] [xx]<text:tab/><text:tab/><text:tab/><text:tab/>Unknown Purpose.. RERA?</text:p>
      <text:p text:style-name="P2"/>
      <text:p text:style-name="P2">Delta values are applied <text:span text:style-name="T2">before </text:span>adding the event.</text:p>
      <text:p text:style-name="P2">Offset values are <text:span text:style-name="T2">subtracted </text:span>from the running delta (but they don't adjust the running delta, only the individual event)</text:p>
      <text:p text:style-name="P2"/>
      <text:p text:style-name="P2">Example 0x0d GraphData breakdown:</text:p>
      <text:p text:style-name="P2"/>
      <text:p text:style-name="P2"><text:span text:style-name="T3">0d [78 00] [50] [50] [51] [1d] [13] [64] [0d] [44] [00] [2e]</text:span></text:p>
      <text:p text:style-name="P5"><text:s text:c="6"/>0 <text:s text:c="4"/>1 <text:s text:c="3"/>2 <text:s text:c="3"/>3 <text:s text:c="3"/>4 <text:s text:c="3"/>5 <text:s text:c="3"/>6 <text:s text:c="3"/>7 <text:s text:c="3"/>8 <text:s text:c="3"/>9 <text:s text:c="2"/>10</text:p>
      <text:p text:style-name="Standard"><text:span text:style-name="T4"/></text:p>
      <text:p text:style-name="P1">Idx<text:tab/>Details</text:p>
      <text:p text:style-name="Standard">00 <text:tab/>The usual 16bit Time-Delta</text:p>
      <text:p text:style-name="Standard">01 <text:tab/>IPAP Value</text:p>
      <text:p text:style-name="Standard">02 <text:tab/>IPAP Low Range</text:p>
      <text:p text:style-name="Standard">03 <text:tab/>IPAP High Range</text:p>
      <text:p text:style-name="Standard">04 <text:tab/>Leak</text:p>
      <text:p text:style-name="Standard">05 <text:tab/>Breaths Per Minute </text:p>
      <text:p text:style-name="Standard">06 <text:tab/>Patient Triggered breaths %</text:p>
      <text:p text:style-name="Standard">07 <text:tab/>Minute Ventilation</text:p>
      <text:p text:style-name="Standard">08 <text:tab/>Tidal Volume</text:p>
      <text:p text:style-name="Standard">09 <text:tab/>Snore (&gt;0 = event flag on encore) (or snore graph)</text:p>
      <text:p text:style-name="Standard">10 <text:tab/>EPAP Value</text:p>
      <text:p text:style-name="P5"/>
      <text:p text:style-name="P5">IPAP High – IPAP Low = PS</text:p>
      <text:p text:style-name="P5"/>
      <text:p text:style-name="P1">Summary Data (.001 files)</text:p>
      <text:p text:style-name="Standard"/>
      <text:p text:style-name="Standard">Summary data is stored after a standard data header, and contain totals, pressure settings, and general machine settings for a recorded session. </text:p>
      <text:p text:style-name="Standard">Usually they are around 77 bytes, although this varies.</text:p>
      <text:p text:style-name="Standard"/>
      <text:p text:style-name="Standard">The structure is messy and not well defined.</text:p>
      <text:p text:style-name="Standard"/>
      <text:p text:style-name="Standard">[ STILL TO DO ]</text:p>
      <text:p text:style-name="Standard"/>
      <text:p text:style-name="Standard"/>
      <text:p text:style-name="P1">.004 files</text:p>
      <text:p text:style-name="Standard"/>
      <text:p text:style-name="Standard">.004 files are short, and contain a standard header, followed by a data area containing not fully known information</text:p>
      <text:p text:style-name="Standard"/>
      <text:p text:style-name="Standard">Example Contents</text:p>
      <text:p text:style-name="Standard">07 [d3 ef 0a 4b] 17 87 08 00 35 [26 8e 0a 4b] 29 7b 08 00</text:p>
      <text:p text:style-name="Standard"/>
      <text:p text:style-name="Standard">The two 32bit values in brackets are obviously timestamps.</text:p>
      <text:p text:style-name="Standard"/>
      <text:p text:style-name="Standard"/>
      <text:p text:style-name="P1">Information about this Document</text:p>
      <text:p text:style-name="P2">This document represents the combined work of the CPAPTalker's programming community.</text:p>
      <text:p text:style-name="P2"/>
      <text:p text:style-name="P2">This information was compiled and written by Mark Watkins &lt;jedimark&gt;</text:p>
      <text:p text:style-name="P2"/>
      <text:p text:style-name="P2">Credz go to Mike Hoolehan (see <text:a xlink:type="simple" xlink:href="http://www.onkor.net/">http://www.onkor.net</text:a>) for the initial hacks into this weird and wonderful data format. </text:p>
      <text:p text:style-name="P2"/>
      <text:p text:style-name="P2">I merely expanded on his work by decyphering the ASV stuff and the rest of the waveform headers.</text:p>
      <text:p text:style-name="P2"/>
      <text:p text:style-name="P2">Any terminology about Philips Respironics Trademarks belongs to them, (things like Flex types, machine and model names, etc..)</text:p>
      <text:p text:style-name="P2">We are in no way affiliated with Philips Respironics.. We are simply just hackers with OSA and an earnest desire to understand how our CPAP machines (and our health condition) works.</text:p>
      <text:p text:style-name="P2"/>
      <text:p text:style-name="P2">This data format was lawfully reverse engineered by experienced hackers studying the raw SD card data very carefully. No guarantees are made regarding it's accuracy. </text:p>
      <text:p text:style-name="P2">If you need to know any details with 100% certainty, I'm sure Philips Respironics will have a nice slimy NDA waiting for you.</text:p>
      <text:p text:style-name="P2"/>
      <text:p text:style-name="P2">Information deserves to be free! Philips Respironics: Stop restricting access to information that does not belong to you. These <text:s/>machines are recording <text:span text:style-name="T2">our </text:span>breaths. Use an open format for goodness sakes! (In the meantime, each and every one of my breaths, no matter how weirdly irregular, restricted or delayed, is copyrightable, and I am the owner.. and I alone determine the license of any recordings made of it, and I reserve my right to use any such recordings (along with any information derived from these recordings) for what ever purpose I see fit.. )</text:p>
      <text:p text:style-name="P2"/>
      <text:p text:style-name="P2">This information is released under the Creative Commons. </text:p>
      <text:p text:style-name="P2">Some more free document license stuff goes her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DejaVu Sans Mono" svg:font-family="'DejaVu Sans Mono'" style:font-family-generic="modern" style:font-pitch="fixed"/>
    <style:font-face style:name="Nimbus Mono L" svg:font-family="'Nimbus Mono L'"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k Watkins</meta:initial-creator>
    <meta:creation-date>2011-07-07T16:25:47</meta:creation-date>
    <dc:date>2011-07-11T01:51:50</dc:date>
    <dc:creator>Mark Watkins</dc:creator>
    <meta:editing-duration>PT2H10M53S</meta:editing-duration>
    <meta:editing-cycles>18</meta:editing-cycles>
    <meta:generator>LibreOffice/3.3$Linux LibreOffice_project/330m19$Build-301</meta:generator>
    <meta:document-statistic meta:table-count="0" meta:image-count="0" meta:object-count="0" meta:page-count="1" meta:paragraph-count="142" meta:word-count="1453" meta:character-count="8599"/>
  </office:meta>
</office:document-meta>
</file>